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/>
      <style:text-properties fo:font-size="9pt"/>
    </style:style>
    <style:style style:name="P7" style:family="paragraph">
      <style:paragraph-properties fo:text-align="start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9pt"/>
    </style:style>
    <style:style style:name="P11" style:family="paragraph">
      <loext:graphic-properties draw:fill="solid" draw:fill-color="#ffffff" draw:opacity="0%"/>
      <style:paragraph-properties fo:text-align="start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MagDrp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CompIndex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CompCoun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Sel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Inp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Inp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-1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Inp2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0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Node DRP, ver 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MagAdp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CompIndex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CompName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</text:span><text:span text:style-name="T1">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Sel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Inp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Inp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Inp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8" draw:layer="layout" svg:width="6.4cm" svg:height="0.444cm" svg:x="1.001cm" svg:y="1.001cm">
          <text:p text:style-name="P7">Node DRP, ver 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InpN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CompCount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Inp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Index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DrpAdp:NodeAdp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CompNames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CompCount</text:p>
          <draw:enhanced-geometry svg:viewBox="0 0 21600 21600" draw:type="rectangle" draw:enhanced-path="M 0 0 L 21600 0 21600 21600 0 21600 0 0 Z N"/>
        </draw:custom-shape>
        <draw:custom-shape draw:style-name="gr23" draw:text-style-name="P11" xml:id="id36" draw:id="id36" draw:layer="measurelines" svg:width="1.6cm" svg:height="0.4cm" svg:x="31.4cm" svg:y="3.8cm">
          <text:p text:style-name="P10">InpMut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</text:span><text:span text:style-name="T1">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34" draw:id="id34" draw:layer="measurelines" svg:width="1.2cm" svg:height="0.4cm" svg:x="24cm" svg:y="4cm">
          <text:p text:style-name="P10">Name</text:p>
          <draw:enhanced-geometry svg:viewBox="0 0 21600 21600" draw:type="rectangle" draw:enhanced-path="M 0 0 L 21600 0 21600 21600 0 21600 0 0 Z N"/>
        </draw:custom-shape>
        <draw:custom-shape draw:style-name="gr27" draw:text-style-name="P11" xml:id="id38" draw:id="id38" draw:layer="measurelines" svg:width="1.4cm" svg:height="0.4cm" svg:x="24cm" svg:y="4.4cm">
          <text:p text:style-name="P10">Parent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NodeCrp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CompNameDbg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CompNamesDbg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CmpCountDbg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SI 0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Sel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Inp2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Inp1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Inp2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SI 1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CompNameDbg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MUT 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2-13T09:17:09.421522606</dc:date>
    <meta:editing-duration>P28DT17H3M20S</meta:editing-duration>
    <meta:editing-cycles>13</meta:editing-cycles>
    <meta:document-statistic meta:object-count="116"/>
  </office:meta>
</office:document-meta>
</file>